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182f7c" draw:textarea-horizontal-align="justify" draw:textarea-vertical-align="middle" draw:auto-grow-height="false" fo:min-height="1.576cm" fo:min-width="5.978cm"/>
    </style:style>
    <style:style style:name="gr2" style:family="graphic" style:parent-style-name="standard">
      <style:graphic-properties draw:textarea-horizontal-align="justify" draw:textarea-vertical-align="middle" draw:auto-grow-height="false" fo:min-height="1.847cm" fo:min-width="5.025cm"/>
    </style:style>
    <style:style style:name="gr3" style:family="graphic" style:parent-style-name="standard">
      <style:graphic-properties draw:fill-color="#182f7c" draw:textarea-horizontal-align="justify" draw:textarea-vertical-align="middle" draw:auto-grow-height="false" fo:min-height="1.576cm" fo:min-width="5.978cm"/>
    </style:style>
    <style:style style:name="gr4" style:family="graphic" style:parent-style-name="standard" style:list-style-name="L1">
      <style:graphic-properties draw:fill-color="#182f7c" draw:textarea-horizontal-align="justify" draw:textarea-vertical-align="middle" draw:auto-grow-height="false" fo:min-height="1.576cm" fo:min-width="5.978cm"/>
    </style:style>
    <style:style style:name="gr5" style:family="graphic" style:parent-style-name="standard" style:list-style-name="L1">
      <style:graphic-properties draw:fill-color="#182f7c" draw:textarea-horizontal-align="justify" draw:textarea-vertical-align="middle" draw:auto-grow-height="false" fo:min-height="1.576cm" fo:min-width="5.978cm"/>
    </style:style>
    <style:style style:name="gr6" style:family="graphic" style:parent-style-name="standard" style:list-style-name="L1">
      <style:graphic-properties draw:fill-color="#182f7c" draw:textarea-horizontal-align="justify" draw:textarea-vertical-align="middle" draw:auto-grow-height="false" fo:min-height="1.576cm" fo:min-width="5.978cm"/>
    </style:style>
    <style:style style:name="gr7" style:family="graphic" style:parent-style-name="standard" style:list-style-name="L1">
      <style:graphic-properties draw:fill-color="#182f7c" draw:textarea-horizontal-align="justify" draw:textarea-vertical-align="middle" draw:auto-grow-height="false" fo:min-height="1.576cm" fo:min-width="5.978cm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width="0.026cm" svg:stroke-color="#000080" draw:marker-start="" draw:marker-start-width="0.3cm" draw:marker-start-center="false" draw:marker-end="" draw:marker-end-width="0.3cm" draw:marker-end-center="false" draw:stroke-linejoin="miter" draw:fill="solid" draw:fill-color="#000080" draw:secondary-fill-color="#b3b3b3" draw:textarea-horizontal-align="center" draw:textarea-vertical-align="middle" draw:auto-grow-height="false" draw:fit-to-size="false" style:shrink-to-fit="false" fo:min-height="1.994cm" fo:min-width="10.898cm" fo:padding-top="0.131cm" fo:padding-bottom="0.131cm" fo:padding-left="0.25cm" fo:padding-right="0.25cm" fo:wrap-option="wrap" draw:shadow="hidden" draw:shadow-offset-x="-0.1cm" draw:shadow-offset-y="0.101cm" draw:shadow-color="#adc5e7" draw:shadow-opacity="100%"/>
    </style:style>
    <style:style style:name="gr11" style:family="graphic" style:parent-style-name="standard">
      <style:graphic-properties draw:opacity="19%" draw:textarea-horizontal-align="justify" draw:textarea-vertical-align="middle" draw:auto-grow-height="false" fo:min-height="7.657cm" fo:min-width="10.4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style:font-name="Liberation Sans" fo:font-size="14pt" style:letter-kerning="true" style:font-name-asian="Noto Sans CJK SC Regular" style:font-size-asian="18pt" style:font-name-complex="Lohit Devanagari" style:font-size-complex="18pt"/>
    </style:style>
    <style:style style:name="P2" style:family="paragraph">
      <loext:graphic-properties draw:fill-color="#182f7c"/>
      <style:paragraph-properties fo:margin-left="0cm" fo:margin-right="0cm" fo:text-align="center" fo:text-indent="0cm"/>
      <style:text-properties style:font-name="Liberation Sans" fo:font-size="14pt" style:letter-kerning="true" style:font-name-asian="Noto Sans CJK SC Regular" style:font-size-asian="18pt" style:font-name-complex="Lohit Devanagari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tyle="normal" style:font-style-asian="normal" style:font-style-complex="normal"/>
    </style:style>
    <style:style style:name="P5" style:family="paragraph">
      <loext:graphic-properties draw:fill-color="#182f7c"/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DejaVu Sans" fo:font-size="24pt"/>
    </style:style>
    <style:style style:name="P8" style:family="paragraph">
      <loext:graphic-properties draw:fill="solid" draw:fill-color="#000080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DejaVu Sans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9" style:family="paragraph">
      <loext:graphic-properties draw:opacity="19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6.477cm" svg:height="2.155cm" svg:x="0.81cm" svg:y="12.107cm">
          <text:p text:style-name="P1">./archiva-modules</text:p>
          <text:p text:style-name="P1">…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4" draw:id="id4" draw:layer="layout" svg:width="6.223cm" svg:height="2.794cm" svg:x="8.248cm" svg:y="11.93cm">
          <text:p text:style-name="P3"><text:span text:style-name="T1">/ref/&lt;version&gt;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4" xml:id="id2" draw:id="id2" draw:layer="layout" svg:width="6.223cm" svg:height="2.794cm" svg:x="8.248cm" svg:y="9.671cm">
          <text:p text:style-name="P3"><text:span text:style-name="T1">/docs/&lt;version&gt;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6" draw:id="id6" draw:layer="layout" svg:width="6.223cm" svg:height="2.794cm" svg:x="8.248cm" svg:y="7.439cm">
          <text:p text:style-name="P3">/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4" xml:id="id10" draw:id="id10" draw:layer="layout" svg:width="6.223cm" svg:height="2.794cm" svg:x="14.675cm" svg:y="11.872cm">
          <text:p text:style-name="P3"><text:span text:style-name="T1">/redback/cor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8" draw:id="id8" draw:layer="layout" svg:width="6.223cm" svg:height="2.794cm" svg:x="14.675cm" svg:y="9.588cm">
          <text:p text:style-name="P3">/redbac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5" xml:id="id5" draw:id="id5" draw:layer="layout" svg:width="6.477cm" svg:height="2.921cm" svg:x="2.778cm" svg:y="2.143cm">
          <text:p text:style-name="P1">archiva-site.gi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7" draw:id="id7" draw:layer="layout" svg:width="6.477cm" svg:height="2.921cm" svg:x="22.223cm" svg:y="3.667cm">
          <text:p text:style-name="P1">archiva-redback-site.gi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1" draw:id="id1" draw:layer="layout" svg:width="6.477cm" svg:height="1.524cm" svg:x="0.81cm" svg:y="10.906cm">
          <text:p text:style-name="P1">./archiva-doc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draw:layer="layout" svg:width="6.477cm" svg:height="1.524cm" svg:x="0.81cm" svg:y="9.609cm">
          <text:p text:style-name="P1">archiva.gi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xml:id="id9" draw:id="id9" draw:layer="layout" svg:width="6.477cm" svg:height="2.921cm" svg:x="21.828cm" svg:y="15.478cm">
          <text:p text:style-name="P1">archiva-redback-core.gi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6" draw:layer="layout" draw:type="line" svg:x1="7.287cm" svg:y1="11.668cm" svg:x2="8.248cm" svg:y2="11.417cm" draw:start-shape="id1" draw:start-glue-point="8" draw:end-shape="id2" draw:end-glue-point="6" svg:d="M7287 11668l961-251" svg:viewBox="0 0 962 252">
          <text:p/>
        </draw:connector>
        <draw:connector draw:style-name="gr8" draw:text-style-name="P6" draw:layer="layout" draw:type="line" svg:x1="7.287cm" svg:y1="13.184cm" svg:x2="8.248cm" svg:y2="13.676cm" draw:start-shape="id3" draw:end-shape="id4" draw:end-glue-point="6" svg:d="M7287 13184l961 492" svg:viewBox="0 0 962 493">
          <text:p/>
        </draw:connector>
        <draw:connector draw:style-name="gr8" draw:text-style-name="P6" draw:layer="layout" draw:type="line" svg:x1="6.017cm" svg:y1="5.064cm" svg:x2="8.248cm" svg:y2="9.185cm" draw:start-shape="id5" draw:start-glue-point="7" draw:end-shape="id6" draw:end-glue-point="6" svg:d="M6017 5064l2231 4121" svg:viewBox="0 0 2232 4122">
          <text:p/>
        </draw:connector>
        <draw:connector draw:style-name="gr9" draw:text-style-name="P6" draw:layer="layout" draw:type="line" svg:x1="22.223cm" svg:y1="5.127cm" svg:x2="20.2cm" svg:y2="11.334cm" draw:start-shape="id7" draw:end-shape="id8" draw:end-glue-point="8" svg:d="M22223 5127l-2023 6207" svg:viewBox="0 0 2024 6208">
          <text:p/>
        </draw:connector>
        <draw:connector draw:style-name="gr8" draw:text-style-name="P6" draw:layer="layout" draw:type="line" svg:x1="21.828cm" svg:y1="16.938cm" svg:x2="20.2cm" svg:y2="13.618cm" draw:start-shape="id9" draw:end-shape="id10" draw:end-glue-point="8" svg:d="M21828 16938l-1628-3320" svg:viewBox="0 0 1629 3321">
          <text:p/>
        </draw:connector>
        <draw:custom-shape draw:style-name="gr10" draw:text-style-name="P8" draw:layer="layout" svg:width="11.397cm" svg:height="2.255cm" draw:transform="skewX (1.07023589732292) translate (11.345cm 5.572cm)">
          <text:p text:style-name="P7"><text:span text:style-name="T2">archiva-web-content.git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2571.4285714286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1" draw:text-style-name="P9" draw:layer="layout" svg:width="13.589cm" svg:height="10.541cm" svg:x="7.985cm" svg:y="5.445cm">
          <text:p text:style-name="P10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2" draw:text-style-name="P11" draw:layer="layout" svg:width="9.574cm" svg:height="1.673cm" svg:x="10.857cm" svg:y="1.816cm">
          <draw:text-box>
            <text:p text:style-name="P10">Archiva Web Content Publishing</text:p>
            <text:p text:style-name="P10">Sourc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rrow" style:family="graphic" style:parent-style-name="objectwithoutfill">
      <style:graphic-properties draw:stroke-dash="Dashed_20__28_var_29__20_4" draw:fill-gradient-name="Gradient_20_2" draw:fill-hatch-name="Hatching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20:56:53.544536464</meta:creation-date>
    <dc:date>2018-12-06T19:55:11.237220095</dc:date>
    <meta:editing-duration>PT5M57S</meta:editing-duration>
    <meta:editing-cycles>2</meta:editing-cycles>
    <meta:generator>LibreOffice/6.0.6.2$Linux_X86_64 LibreOffice_project/00m0$Build-2</meta:generator>
    <meta:document-statistic meta:object-count="19"/>
  </office:meta>
</office:document-meta>
</file>